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5b0a89">
      <style:text-properties/>
    </style:style>
    <style:style style:family="table-cell" style:name="a6ec6b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aa8f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0cc2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edac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7ced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dc6c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46de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a936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b6d3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bfc1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f0b0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7ff0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67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ca1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b7bb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f2c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32804">
      <style:table-column-properties style:rel-column-width="16383*"/>
    </style:style>
    <style:style style:family="table" style:name="a5f9a8b">
      <style:table-properties style:rel-width="100%"/>
    </style:style>
    <style:style style:family="text" style:name="a2fb848">
      <style:text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4.251cm" style:rel-column-width="16383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D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D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20631b"/>
    </style:style>
    <style:style style:family="text" style:name="T1">
      <style:text-properties officeooo:rsid="00206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belle odt</text:span></text:p>
      <text:p text:style-name="P1"/>
      <table:table table:name="Tabelle1" table:style-name="Tabelle1">
        <table:table-column table:number-columns-repeated="4" table:style-name="Tabelle1.A"/>
        <table:table-row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D1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</table:table>
      <text:p text:style-name="P1">Text</text:p>
      <text:p text:style-name="Standard"><text:span text:style-name="a2fb848">Tabelle odt</text:span></text:p>
      <text:p text:style-name="Standard"/>
      <table:table table:style-name="a5f9a8b">
        <table:table-column table:number-columns-repeated="4" table:style-name="ae32804"/>
        <table:table-row>
          <table:table-cell table:style-name="a7f2c63">
            <text:p text:style-name="Table_20_Contents"/>
          </table:table-cell>
          <table:table-cell table:style-name="acb7bb4">
            <text:p text:style-name="Table_20_Contents"/>
          </table:table-cell>
          <table:table-cell table:style-name="a1fca1c">
            <text:p text:style-name="Table_20_Contents"/>
          </table:table-cell>
          <table:table-cell table:style-name="a866771">
            <text:p text:style-name="Table_20_Contents"/>
          </table:table-cell>
        </table:table-row>
        <table:table-row>
          <table:table-cell table:style-name="a97ff0b">
            <text:p text:style-name="Table_20_Contents"/>
          </table:table-cell>
          <table:table-cell table:style-name="a1f0b01">
            <text:p text:style-name="Table_20_Contents"/>
          </table:table-cell>
          <table:table-cell table:style-name="adbfc14">
            <text:p text:style-name="Table_20_Contents"/>
          </table:table-cell>
          <table:table-cell table:style-name="a9b6d39">
            <text:p text:style-name="Table_20_Contents"/>
          </table:table-cell>
        </table:table-row>
        <table:table-row>
          <table:table-cell table:style-name="a1a9361">
            <text:p text:style-name="Table_20_Contents"/>
          </table:table-cell>
          <table:table-cell table:style-name="a646de5">
            <text:p text:style-name="Table_20_Contents"/>
          </table:table-cell>
          <table:table-cell table:style-name="a4dc6c9">
            <text:p text:style-name="Table_20_Contents"/>
          </table:table-cell>
          <table:table-cell table:style-name="ac7ced4">
            <text:p text:style-name="Table_20_Contents"/>
          </table:table-cell>
        </table:table-row>
        <table:table-row>
          <table:table-cell table:style-name="a9edac5">
            <text:p text:style-name="Table_20_Contents"/>
          </table:table-cell>
          <table:table-cell table:style-name="a60cc20">
            <text:p text:style-name="Table_20_Contents"/>
          </table:table-cell>
          <table:table-cell table:style-name="aaaa8f1">
            <text:p text:style-name="Table_20_Contents"/>
          </table:table-cell>
          <table:table-cell table:style-name="a6ec6bc">
            <text:p text:style-name="Table_20_Contents"/>
          </table:table-cell>
        </table:table-row>
      </table:table>
      <text:p text:style-name="P1"><text:span text:style-name="a5b0a89">Tex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Maike Henscheö</meta:initial-creator>
    <meta:creation-date>2014-01-23T08:49:09.32</meta:creation-date>
    <meta:generator>StarOffice/8$Win32 OpenOffice.org_project/680m18$Build-9161</meta:generator>
    <dc:date>2018-04-06T23:27:08</dc:date>
    <dc:creator>Maike Henscheö</dc:creator>
    <meta:editing-duration>PT0.117S</meta:editing-duration>
    <meta:editing-cycles>3</meta:editing-cycles>
    <meta:document-statistic meta:character-count="11" meta:image-count="0" meta:non-whitespace-character-count="10" meta:object-count="0" meta:page-count="1" meta:paragraph-count="1" meta:table-count="1" meta:word-count="2"/>
  </office:meta>
</office:document-meta>
</file>